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1c0017" officeooo:paragraph-rsid="001c0017"/>
    </style:style>
    <style:style style:name="P2"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fo:font-style="italic" fo:font-weight="bold" officeooo:rsid="001c0017" officeooo:paragraph-rsid="001c0017" style:font-style-asian="italic" style:font-weight-asian="bold" style:font-style-complex="italic" style:font-weight-complex="bold"/>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fo:font-style="normal" fo:font-weight="normal" officeooo:rsid="001c0017" officeooo:paragraph-rsid="001c0017"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 a Killer?? - Exodus 4:24</text:p>
      <text:p text:style-name="P2">24 At a lodging place on the way the Lord met him and sought to put him to death. </text:p>
      <text:p text:style-name="P3">Annanias and Saphire, Lots Wife, The firstborn of all of Egypt, 10 scouts sent to report on the promised land, Uzzah, and Harrod all have something in common. God put those people to death for disobedience. They either failed to praise God, give God what was promised or disobeyed His commands.</text:p>
      <text:p text:style-name="P3">Some people will see this list and know of the thousands that God had put to death because of various things throughout the centuries. They will label God as a tyrant, a murderer, a dictator and all other manor of things that the human mind can think of. God is non of these things as we all know. I know the world will say that I am spinning things on the people and making an unjust God seem just in His actions.</text:p>
      <text:p text:style-name="P3">All the people that God had put to death all disobeyed Him directly or indirectly. They either promised something and did not fulfill that promise like Annanias and Saphire, or they disobeyed a direct command like Lot’s wife and Uzzah. They might have failed to praise God in the way He should be praised like Harrod. These all seem small slights to us, but to God a promise is a promise and a commandment is a commandment. It is black and white with no room for grey.</text:p>
      <text:p text:style-name="P3">Moses was about in one of these predicaments. We do not know the reason God sought to kill Him maybe is was disobedience to circumcise child, or maybe it was failure in some other command that God instructed, but God relented from this. Most of us know the rest of Moses’ story. His triumphs and failures, but let us look at today’s society. </text:p>
      <text:p text:style-name="P3">How many things have we promised God and failed to fulfill it? How many of us fail to praise God in the way He wants? How many of us break His commands, some daily? This should be a sobering reminder that God can do what He wants when He wants according to His will, and we as His children should always look to please Him in all things. The bible says there is a sin that leads unto death (1 John 5:16-17)</text:p>
      <text:p text:style-name="P3"><text:soft-page-break/>I don’t know how many God has chosen to take out of this world, and how many He still plans on doing, but I do know that they are called commandments for a reason, not merely suggestions but commandments. God even told us not to make promises we cannot keep in Ecclesiastes 5:5, Jesus reiterated this in Matthew 5.</text:p>
      <text:p text:style-name="P3">Our God is an awesome God. He is Holy, and Just, and loving, but He is also wrath and vengeance. Our God only wants what is best for us and He will direct our paths and show us, by force sometimes, they right way. We do not hear much anymore about God just taking people out of this world, but I promise it is still happening. We must remain obedient to Him and His Word and peace and joy will overtake worry and doubt in our minds. Thank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1:51:38.706166325</meta:creation-date>
    <dc:title>default</dc:title>
    <meta:editing-duration>PT23M9S</meta:editing-duration>
    <meta:editing-cycles>3</meta:editing-cycles>
    <meta:generator>LibreOffice/7.4.3.2$Linux_X86_64 LibreOffice_project/40$Build-2</meta:generator>
    <dc:date>2023-01-07T12:14:47.759401989</dc:date>
    <meta:document-statistic meta:table-count="0" meta:image-count="0" meta:object-count="0" meta:page-count="2" meta:paragraph-count="9" meta:word-count="538" meta:character-count="2790" meta:non-whitespace-character-count="2259"/>
    <meta:template xlink:type="simple" xlink:actuate="onRequest" xlink:title="default" xlink:href="../../../../../../../home/pastorczo13/.config/libreoffice/4/user/template/default.ott" meta:date="2023-01-07T11:51:37.935318893"/>
  </office:meta>
</office:document-meta>
</file>